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paragraph-properties fo:text-align="center" style:justify-single-word="false"/>
      <style:text-properties fo:language="el" fo:country="GR"/>
    </style:style>
    <style:style style:name="P3" style:family="paragraph" style:parent-style-name="Standard">
      <style:paragraph-properties fo:text-align="center" style:justify-single-word="false"/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3pt" fo:language="el" fo:country="GR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language="el" fo:country="GR"/>
    </style:style>
    <style:style style:name="P10" style:family="paragraph" style:parent-style-name="Standard" style:list-style-name="L2">
      <style:text-properties fo:language="el" fo:country="GR"/>
    </style:style>
    <style:style style:name="P11" style:family="paragraph" style:parent-style-name="Standard" style:list-style-name="L3">
      <style:text-properties fo:language="el" fo:country="GR"/>
    </style:style>
    <style:style style:name="P12" style:family="paragraph" style:parent-style-name="Standard" style:list-style-name="L4">
      <style:text-properties fo:language="el" fo:country="GR"/>
    </style:style>
    <style:style style:name="P13" style:family="paragraph" style:parent-style-name="Standard" style:list-style-name="L2"/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span text:style-name="T3">Ιδανικό σενάριο</text:span></text:p>
      <text:list xml:id="list37176814" text:style-name="L1">
        <text:list-item>
          <text:p text:style-name="P8">Ο υπάλληλος δίνει τον κωδικό για να μπει στο σύστημα</text:p>
        </text:list-item>
        <text:list-item>
          <text:p text:style-name="P8">ο υπάλληλος συνδέεται με επιτυχία στο συστήμα</text:p>
        </text:list-item>
        <text:list-item>
          <text:p text:style-name="P8">ο πελάτης ζητά να εξυπηρετηθεί</text:p>
        </text:list-item>
        <text:list-item>
          <text:p text:style-name="P8">ο υπάλληλος ρωτά τον πελάτη αν είναι μέλος του ξενοδοχείου</text:p>
        </text:list-item>
        <text:list-item>
          <text:p text:style-name="P8">ο πελάτης δεν είναι μέλος του ξενοδοχείου</text:p>
        </text:list-item>
        <text:list-item>
          <text:p text:style-name="P8">ζητείται καταχώρηση των στοιχείων </text:p>
        </text:list-item>
        <text:list-item>
          <text:p text:style-name="P8">ο υπάλληλος εισάγει τα στοιχεία του πελάτη</text:p>
        </text:list-item>
        <text:list-item>
          <text:p text:style-name="P8">ο πελάτης <text:span text:style-name="T2">καταχωρείται</text:span> με επιτυχία</text:p>
        </text:list-item>
        <text:list-item>
          <text:p text:style-name="P8">ο υπάλληλος ρωτά τον πελάτη τι τύπο δωματίου επιθυμεί</text:p>
        </text:list-item>
        <text:list-item>
          <text:p text:style-name="P8">ο πελάτης επιλέγει τον τύπο του δωματίου</text:p>
        </text:list-item>
        <text:list-item>
          <text:p text:style-name="P8">ο υπάλληλος ρωτά το χρονικό διάστημα παραμονής του στο ξενοδοχείο</text:p>
        </text:list-item>
        <text:list-item>
          <text:p text:style-name="P8">ο υπάλληλος ελέγχει τη διαθεσιμότητα των δωματίων</text:p>
        </text:list-item>
        <text:list-item>
          <text:p text:style-name="P8">υπάρχουν διαθέσιμα δωμάτια</text:p>
        </text:list-item>
        <text:list-item>
          <text:p text:style-name="P8">ο υπάλληλος καταχωρεί τον αριθμό του δωματίου στο μητρώο επίσκεψης του πελάτη</text:p>
        </text:list-item>
        <text:list-item>
          <text:p text:style-name="P8">ο υπάλληλος ρωτά τον πελάτη αν ενδιαφέρεται για κάποια απο τις διαθέσιμες υπηρεσίες (<text:span text:style-name="T1">internet/</text:span><text:span text:style-name="T2">καλωδιακή/γεύματα/</text:span><text:span text:style-name="T1">parking)</text:span></text:p>
        </text:list-item>
        <text:list-item>
          <text:p text:style-name="P9">ο πελάτης επιθυμεί κάποια από τις υπηρεσίες του ξενοδοχείου</text:p>
        </text:list-item>
        <text:list-item>
          <text:p text:style-name="P9">ο υπάλληλος καταχωρεί τις επιθυμίες του πελάτη</text:p>
        </text:list-item>
        <text:list-item>
          <text:p text:style-name="P9">η κράτηση ολοκληρώθηκε επιτυχώς, το δωμάτιο είναι στη διάθεση του πελάτη</text:p>
        </text:list-item>
        <text:list-item>
          <text:p text:style-name="P9">ο υπάλληλος μπορεί να αποσυνδεθεί από το σύστημα <text:s/>ή να εξυπηρετήσει τον επόμενο πελάτη</text:p>
        </text:list-item>
        <text:list-item>
          <text:p text:style-name="P9">αφού έχει παρέλθει το χρονικό διάστημα παραμονής του πελάτη στο ξενοδοχείο, ζητά τον λογαριασμό</text:p>
        </text:list-item>
        <text:list-item>
          <text:p text:style-name="P9">ο υπάλληλος ρωτά τον πελάτη τον τρόπο πληρωμής(κάρτα/μετρητά)</text:p>
        </text:list-item>
        <text:list-item>
          <text:p text:style-name="P9">ο υπάλληλος εκτυπώνει την απόδειξη</text:p>
        </text:list-item>
        <text:list-item>
          <text:p text:style-name="P9">ο πελάτης αποχωρεί απ' το ξενοδοχείο</text:p>
        </text:list-item>
      </text:list>
      <text:p text:style-name="P1"><text:tab/></text:p>
      <text:p text:style-name="P4">Εναλλακτικό σενάριο(πρακτορείο)</text:p>
      <text:p text:style-name="P5">η συναλλαγή γίνεται μέσω τηλεφώνου</text:p>
      <text:p text:style-name="Standard">1.το πρακτορείο επικοινωνεί με το ξενοδοχείο για κάποια κράτηση</text:p>
      <text:p text:style-name="Standard">2.ο υπάλληλος του ξενοδοχείου δίνει τον κωδικό για να μπει στο σύστημα</text:p>
      <text:p text:style-name="Standard">3.ο υπάλληλος συνδέεται με επιτύχια</text:p>
      <text:p text:style-name="Standard">4.ο υπάλληλος ρωτά το όνομα του πρακτορείου</text:p>
      <text:p text:style-name="Standard">5.ο υπάλληλος βρίσκει τη φόρμα με τα στοιχεία του πρακτορείου</text:p>
      <text:p text:style-name="Standard">6.ο υπάλληλος ρωτά το πρακτορείο των αριθμό δωματίων που επιθυμεί να χρησιμοποιήσει(από αυτά που έχει κλείσει για τη σεζόν)</text:p>
      <text:p text:style-name="Standard"><text:span text:style-name="T1">7.</text:span>ο υπάλληλος συμπληρώνει τους αριθμούς των δωματίων στο μητρώο του πρακτορείουο <text:span text:style-name="T1">8.</text:span>υπάλληλος ρωτά το πρακτορείο αν επιθυμεί κάποιες από τις παρεχόμενες υπηρεσίες που προσφέρει το ξενοδοχείο</text:p>
      <text:p text:style-name="Standard"><text:span text:style-name="T1">9.</text:span>το πρακτορείο δεν επιθυμεί κάποια από τις παρεχόμενες υπηρεσίες</text:p>
      <text:p text:style-name="Standard"><text:span text:style-name="T1">10.</text:span>ο υπάλληλος υπολογίζει την τιμή (μαζί με την έκπτωση που παρέχεται στο πρακτορείο)</text:p>
      <text:p text:style-name="Standard"><text:span text:style-name="T1">11.</text:span>η κράτηση ολοκληρώνεται επιτυχώς</text:p>
      <text:p text:style-name="Standard"><text:span text:style-name="T1">12.</text:span>η συναλλαγή ολοκληρώνεται μέσω τραπέζης</text:p>
      <text:p text:style-name="Standard"/>
      <text:p text:style-name="P4">εναλλακτικό σενάριο για το πρακτορείο</text:p>
      <text:p text:style-name="Standard">το ίδιο με πάνω<text:span text:style-name="T1">(</text:span><text:span text:style-name="T2">εναλλακτικό σενάριο-πρακτορείο)</text:span> <text:span text:style-name="T2">μέχρι το βήμα 3</text:span></text:p>
      <text:list xml:id="list37185647" text:style-name="L2">
        <text:list-item>
          <text:p text:style-name="P13">το πρακτορείο δεν είναι μέλος του ξενοδοχείου και επιθυμεί να γίνει</text:p>
        </text:list-item>
        <text:list-item>
          <text:p text:style-name="P13">ο υπάλληλος πάει στη φόρμα συμπλήρωσης στοιχείων πρακτορείου και συμπληρώνει τα στοιχεία του πρακτορείου</text:p>
        </text:list-item>
        <text:list-item>
          <text:p text:style-name="P13">ο υπάλληλος ρωτά το πρακτορείο των αριθμό και τον τύπο των δωματίων που <text:s/>επιθυμεί να <text:soft-page-break/>κλείσει για τη σεζόν και τα συμπληρώνει στο μητρώο του</text:p>
        </text:list-item>
        <text:list-item>
          <text:p text:style-name="P13">σύμφωνα με τα δωμάτια που έχει κλείσει το πρακτορείου, υπολογίζεται και η έκπτωση που θα έχει επί της τελικής τιμής</text:p>
        </text:list-item>
        <text:list-item>
          <text:p text:style-name="P13">αφού έχει καταχωρηθεί το πρακτορείο στη βάση, ο υπάλληλος ρωτά το πρακτορείο αν επιθυμεί κάποια κράτηση</text:p>
        </text:list-item>
        <text:list-item>
          <text:p text:style-name="P13">το πρακτορείο επιθυμεί να γίνει κάποια κράτηση</text:p>
        </text:list-item>
        <text:list-item>
          <text:p text:style-name="P13">ο υπαλλήλος ρωτά τον αριθμό και τον τύπο των δωματίων</text:p>
        </text:list-item>
        <text:list-item>
          <text:p text:style-name="P13">ο υπάλληλος συμπληρώνει τους αριθμούς των δωματίων στο μητρώο του πρακτορείου</text:p>
        </text:list-item>
        <text:list-item>
          <text:p text:style-name="P13">ο υπάλληλος ρωτά το πρακτορείο αν επιθυμεί κάποιες από τις παρεχόμενες υπηρεσίες που προσφέρει το ξενοδοχείο</text:p>
        </text:list-item>
        <text:list-item>
          <text:p text:style-name="P13">το πρακτορείο δεν επιθυμεί κάποια από τις παρεχόμενες υπηρεσίες</text:p>
        </text:list-item>
        <text:list-item>
          <text:p text:style-name="P13">ο υπάλληλος υπολογίζει την τιμή (μαζί με την έκπτωση που παρέχεται στο πρακτορείο)</text:p>
        </text:list-item>
        <text:list-item>
          <text:p text:style-name="P13">η κράτηση ολοκληρώνεται επιτυχώς</text:p>
        </text:list-item>
        <text:list-item>
          <text:p text:style-name="P10">η συναλλαγή ολοκληρώνεται μέσω τραπέζης</text:p>
        </text:list-item>
      </text:list>
      <text:p text:style-name="P2"><text:tab/></text:p>
      <text:p text:style-name="P3">εναλλακτικό σενάριο ιδανικού 1</text:p>
      <text:p text:style-name="P6"/>
      <text:list xml:id="list37179387" text:style-name="L3">
        <text:list-item>
          <text:p text:style-name="P11">ο υπάλληλος δίνει τον κωδικό για να μπει στο σύστημα</text:p>
        </text:list-item>
        <text:list-item>
          <text:p text:style-name="P11">ο υπάλληλος συνδέεται με επιτυχία στο σύστημα</text:p>
        </text:list-item>
        <text:list-item>
          <text:p text:style-name="P11">ο πελάτης ζητά να εξυπηρετηθεί</text:p>
        </text:list-item>
        <text:list-item>
          <text:p text:style-name="P11">ο υπάλληλος ρωτά τον πελάτη αν είναι μέλος του ξενοδοχείου</text:p>
        </text:list-item>
        <text:list-item>
          <text:p text:style-name="P11">ο πελάτης είναι μέλος του ξενοδοχείου αρα υπάρχουν τα στοιχεία του στη βάση</text:p>
        </text:list-item>
        <text:list-item>
          <text:p text:style-name="P11">ο υπάλληλος ρωτά τον πελάτη τον τύπο του δωματίου που επιθυμεί</text:p>
          <text:p text:style-name="P11">η συνέχεια είναι ίδια με το ιδανικό σενάριο</text:p>
        </text:list-item>
      </text:list>
      <text:p text:style-name="P1"/>
      <text:p text:style-name="P1"/>
      <text:p text:style-name="P3">εναλλακτικό σενάριο ιδανικού 2</text:p>
      <text:p text:style-name="P1"><text:tab/>βήμα 12 ιδανικού σεναρίου</text:p>
      <text:list xml:id="list37187823" text:style-name="L4">
        <text:list-item>
          <text:p text:style-name="P12">δεν υπάρχουν διαθέσιμα δωμάτια</text:p>
        </text:list-item>
        <text:list-item>
          <text:p text:style-name="P12">ο πελάτης αποχωρεί 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a </meta:initial-creator>
    <meta:creation-date>2010-11-05T00:06:36.05</meta:creation-date>
    <dc:date>2010-11-14T17:07:32.06</dc:date>
    <dc:creator>chrisa </dc:creator>
    <meta:editing-duration>PT03H20M46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2" meta:paragraph-count="66" meta:word-count="621" meta:character-count="3888"/>
  </office:meta>
</office:document-meta>
</file>